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urier New" officeooo:rsid="0007fc44" officeooo:paragraph-rsid="0007fc44"/>
    </style:style>
    <style:style style:name="P2" style:family="paragraph" style:parent-style-name="Standard">
      <style:text-properties style:font-name="Courier New" fo:font-weight="bold" officeooo:rsid="0007fc44" officeooo:paragraph-rsid="0007fc44" style:font-weight-asian="bold" style:font-weight-complex="bold"/>
    </style:style>
    <style:style style:name="P3" style:family="paragraph" style:parent-style-name="Text_20_body">
      <style:text-properties style:font-name="Courier New" fo:font-weight="bold" officeooo:rsid="0007fc44" officeooo:paragraph-rsid="0007fc44" style:font-weight-asian="bold" style:font-weight-complex="bold"/>
    </style:style>
    <style:style style:name="P4" style:family="paragraph" style:parent-style-name="Standard">
      <style:text-properties style:font-name="Courier New" fo:font-weight="normal" officeooo:rsid="0007fc44" officeooo:paragraph-rsid="0007fc44" style:font-weight-asian="normal" style:font-weight-complex="normal"/>
    </style:style>
    <style:style style:name="P5" style:family="paragraph" style:parent-style-name="Text_20_body">
      <style:text-properties officeooo:paragraph-rsid="00087e6c"/>
    </style:style>
    <style:style style:name="P6" style:family="paragraph" style:parent-style-name="Text_20_body">
      <style:text-properties officeooo:rsid="0008bd80" officeooo:paragraph-rsid="0008bd80"/>
    </style:style>
    <style:style style:name="P7" style:family="paragraph" style:parent-style-name="Text_20_body">
      <style:text-properties officeooo:paragraph-rsid="0008bd80"/>
    </style:style>
    <style:style style:name="P8" style:family="paragraph" style:parent-style-name="Text_20_body">
      <style:text-properties officeooo:paragraph-rsid="000a4371"/>
    </style:style>
    <style:style style:name="P9" style:family="paragraph" style:parent-style-name="Text_20_body">
      <style:text-properties style:text-underline-style="none" fo:font-weight="bold" officeooo:rsid="000be38d" officeooo:paragraph-rsid="000be38d" style:font-weight-asian="bold" style:font-weight-complex="bold"/>
    </style:style>
    <style:style style:name="P10" style:family="paragraph" style:parent-style-name="Text_20_body">
      <style:text-properties style:text-underline-style="none" fo:font-weight="normal" officeooo:rsid="000be38d" officeooo:paragraph-rsid="000be38d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0be38d" officeooo:paragraph-rsid="000d3426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0d6225" officeooo:paragraph-rsid="000d6225" style:font-weight-asian="normal" style:font-weight-complex="normal"/>
    </style:style>
    <style:style style:name="P13" style:family="paragraph" style:parent-style-name="Standard">
      <style:text-properties style:font-name="Courier New" fo:font-weight="normal" officeooo:rsid="0007fc44" officeooo:paragraph-rsid="00107a57" style:font-weight-asian="normal" style:font-weight-complex="normal"/>
    </style:style>
    <style:style style:name="P14" style:family="paragraph" style:parent-style-name="Standard">
      <style:text-properties style:font-name="Courier New" officeooo:rsid="0007fc44" officeooo:paragraph-rsid="0007fc44"/>
    </style:style>
    <style:style style:name="P15" style:family="paragraph" style:parent-style-name="Standard">
      <style:text-properties style:font-name="Courier New" fo:font-weight="bold" officeooo:rsid="00112805" officeooo:paragraph-rsid="00112805" style:font-weight-asian="bold" style:font-weight-complex="bold"/>
    </style:style>
    <style:style style:name="P16" style:family="paragraph" style:parent-style-name="Standard">
      <style:text-properties style:font-name="Courier New" fo:font-weight="bold" officeooo:rsid="0007fc44" officeooo:paragraph-rsid="0007fc44" style:font-weight-asian="bold" style:font-weight-complex="bold"/>
    </style:style>
    <style:style style:name="P17" style:family="paragraph" style:parent-style-name="Text_20_body">
      <style:text-properties style:font-name="Courier New" fo:font-weight="normal" officeooo:rsid="00087e6c" officeooo:paragraph-rsid="00087e6c" style:font-weight-asian="normal" style:font-weight-complex="normal"/>
    </style:style>
    <style:style style:name="P18" style:family="paragraph" style:parent-style-name="Text_20_body">
      <style:text-properties style:font-name="Courier New" fo:font-weight="normal" officeooo:rsid="0007fc44" officeooo:paragraph-rsid="00087e6c" style:font-weight-asian="normal" style:font-weight-complex="normal"/>
    </style:style>
    <style:style style:name="P19" style:family="paragraph" style:parent-style-name="Text_20_body">
      <style:text-properties style:font-name="Courier New" fo:font-weight="normal" officeooo:rsid="0007fc44" officeooo:paragraph-rsid="000a4371" style:font-weight-asian="normal" style:font-weight-complex="normal"/>
    </style:style>
    <style:style style:name="P20" style:family="paragraph" style:parent-style-name="Text_20_body">
      <style:text-properties style:font-name="Courier New" fo:font-weight="normal" officeooo:rsid="0008bd80" officeooo:paragraph-rsid="0008bd80" style:font-weight-asian="normal" style:font-weight-complex="normal"/>
    </style:style>
    <style:style style:name="P21" style:family="paragraph" style:parent-style-name="Text_20_body">
      <style:text-properties style:font-name="Courier New" fo:font-weight="bold" officeooo:rsid="00087e6c" officeooo:paragraph-rsid="00087e6c" style:font-weight-asian="bold" style:font-weight-complex="bold"/>
    </style:style>
    <style:style style:name="P22" style:family="paragraph" style:parent-style-name="Text_20_body">
      <style:text-properties style:font-name="Courier New" style:text-underline-style="none" fo:font-weight="normal" officeooo:rsid="000be38d" officeooo:paragraph-rsid="000be38d" style:font-weight-asian="normal" style:font-weight-complex="normal"/>
    </style:style>
    <style:style style:name="P23" style:family="paragraph" style:parent-style-name="Text_20_body">
      <style:text-properties style:font-name="Courier New" style:text-underline-style="none" fo:font-weight="normal" officeooo:rsid="000d6225" officeooo:paragraph-rsid="000d6225" style:font-weight-asian="normal" style:font-weight-complex="normal"/>
    </style:style>
    <style:style style:name="P24" style:family="paragraph" style:parent-style-name="Text_20_body" style:list-style-name="L1">
      <style:text-properties style:font-name="Courier New" style:text-underline-style="none" fo:font-weight="normal" officeooo:rsid="000d6225" officeooo:paragraph-rsid="000d6225" style:font-weight-asian="normal" style:font-weight-complex="normal"/>
    </style:style>
    <style:style style:name="P25" style:family="paragraph" style:parent-style-name="Text_20_body">
      <style:text-properties style:font-name="Courier New" style:text-underline-style="none" fo:font-weight="normal" officeooo:rsid="00112805" officeooo:paragraph-rsid="00112805" style:font-weight-asian="normal" style:font-weight-complex="normal"/>
    </style:style>
    <style:style style:name="P26" style:family="paragraph" style:parent-style-name="Text_20_body">
      <style:text-properties style:font-name="Courier New" style:text-underline-style="none" fo:font-weight="bold" officeooo:rsid="000d3426" officeooo:paragraph-rsid="000d3426" style:font-weight-asian="bold" style:font-weight-complex="bold"/>
    </style:style>
    <style:style style:name="P27" style:family="paragraph" style:parent-style-name="Text_20_body">
      <style:text-properties style:font-name="Courier New" style:text-underline-style="none" fo:font-weight="bold" officeooo:rsid="000d6225" officeooo:paragraph-rsid="000d6225" style:font-weight-asian="bold" style:font-weight-complex="bold"/>
    </style:style>
    <style:style style:name="P28" style:family="paragraph" style:parent-style-name="Text_20_body">
      <style:text-properties style:text-underline-style="none" fo:font-weight="normal" officeooo:rsid="000be38d" officeooo:paragraph-rsid="000be38d" style:font-weight-asian="normal" style:font-weight-complex="normal"/>
    </style:style>
    <style:style style:name="P29" style:family="paragraph" style:parent-style-name="Text_20_body">
      <style:text-properties style:text-underline-style="none" fo:font-weight="normal" officeooo:rsid="000be38d" officeooo:paragraph-rsid="000eeb6c" style:font-weight-asian="normal" style:font-weight-complex="normal"/>
    </style:style>
    <style:style style:name="P30" style:family="paragraph" style:parent-style-name="Text_20_body">
      <style:text-properties style:text-underline-style="none" fo:font-weight="normal" officeooo:rsid="000be38d" officeooo:paragraph-rsid="000d3426" style:font-weight-asian="normal" style:font-weight-complex="normal"/>
    </style:style>
    <style:style style:name="P31" style:family="paragraph" style:parent-style-name="Text_20_body">
      <style:text-properties style:text-underline-style="none" fo:font-weight="normal" officeooo:rsid="000eeb6c" officeooo:paragraph-rsid="000eeb6c" style:font-weight-asian="normal" style:font-weight-complex="normal"/>
    </style:style>
    <style:style style:name="P32" style:family="paragraph" style:parent-style-name="Text_20_body">
      <style:text-properties style:font-name="Courier New" officeooo:paragraph-rsid="00112805"/>
    </style:style>
    <style:style style:name="T1" style:family="text">
      <style:text-properties officeooo:rsid="00087e6c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normal" style:font-weight-asian="normal" style:font-weight-complex="normal"/>
    </style:style>
    <style:style style:name="T4" style:family="text">
      <style:text-properties style:font-name="Courier New" fo:font-weight="normal" officeooo:rsid="0007fc44" style:font-weight-asian="normal" style:font-weight-complex="normal"/>
    </style:style>
    <style:style style:name="T5" style:family="text">
      <style:text-properties style:font-name="Courier New" fo:font-weight="normal" officeooo:rsid="00087e6c" style:font-weight-asian="normal" style:font-weight-complex="normal"/>
    </style:style>
    <style:style style:name="T6" style:family="text">
      <style:text-properties style:font-name="Courier New" fo:font-weight="normal" officeooo:rsid="0008bd80" style:font-weight-asian="normal" style:font-weight-complex="normal"/>
    </style:style>
    <style:style style:name="T7" style:family="text">
      <style:text-properties style:font-name="Courier New" fo:font-weight="normal" officeooo:rsid="000a4371" style:font-weight-asian="normal" style:font-weight-complex="normal"/>
    </style:style>
    <style:style style:name="T8" style:family="text">
      <style:text-properties style:font-name="Courier New" fo:font-weight="normal" officeooo:rsid="000a66c1" style:font-weight-asian="normal" style:font-weight-complex="normal"/>
    </style:style>
    <style:style style:name="T9" style:family="text">
      <style:text-properties style:font-name="Courier New" fo:font-weight="normal" officeooo:rsid="000eeb6c" style:font-weight-asian="normal" style:font-weight-complex="normal"/>
    </style:style>
    <style:style style:name="T10" style:family="text">
      <style:text-properties style:font-name="Courier New" fo:font-weight="normal" officeooo:rsid="00112805" style:font-weight-asian="normal" style:font-weight-complex="normal"/>
    </style:style>
    <style:style style:name="T11" style:family="text">
      <style:text-properties style:font-name="Courier New" officeooo:rsid="0007fc44"/>
    </style:style>
    <style:style style:name="T12" style:family="text">
      <style:text-properties style:font-name="Courier New" style:text-underline-style="solid" style:text-underline-width="bold" style:text-underline-color="font-color" fo:font-weight="bold" style:font-weight-asian="bold" style:font-weight-complex="bold"/>
    </style:style>
    <style:style style:name="T13" style:family="text">
      <style:text-properties style:font-name="Courier New" style:text-underline-style="solid" style:text-underline-type="double" style:text-underline-width="auto" style:text-underline-color="font-color"/>
    </style:style>
    <style:style style:name="T14" style:family="text">
      <style:text-properties style:font-name="Courier New" style:text-underline-style="dotted" style:text-underline-width="bold" style:text-underline-color="font-color"/>
    </style:style>
    <style:style style:name="T15" style:family="text">
      <style:text-properties style:font-name="Courier New" style:text-underline-style="dotted" style:text-underline-width="bold" style:text-underline-color="font-color" officeooo:rsid="000d3426"/>
    </style:style>
    <style:style style:name="T16" style:family="text">
      <style:text-properties style:font-name="Courier New" officeooo:rsid="000d3426"/>
    </style:style>
    <style:style style:name="T17" style:family="text">
      <style:text-properties style:font-name="Courier New" fo:font-weight="bold" style:font-weight-asian="bold" style:font-weight-complex="bold"/>
    </style:style>
    <style:style style:name="T18" style:family="text">
      <style:text-properties style:font-name="Courier New" officeooo:rsid="000eeb6c"/>
    </style:style>
    <style:style style:name="T19" style:family="text">
      <style:text-properties style:font-name="Courier New" officeooo:rsid="00112805"/>
    </style:style>
    <style:style style:name="T20" style:family="text">
      <style:text-properties officeooo:rsid="000eeb6c"/>
    </style:style>
    <style:style style:name="T21" style:family="text">
      <style:text-properties style:font-name="Courier New"/>
    </style:style>
    <style:style style:name="T22" style:family="text">
      <style:text-properties style:font-name="Courier New" officeooo:rsid="000eeb6c"/>
    </style:style>
    <style:style style:name="T23" style:family="text">
      <style:text-properties style:font-name="Courier New" style:text-underline-style="solid" style:text-underline-width="bold" style:text-underline-color="font-color" fo:font-weight="bold" style:font-weight-asian="bold" style:font-weight-complex="bold"/>
    </style:style>
    <style:style style:name="T24" style:family="text">
      <style:text-properties style:font-name="Courier New" style:text-underline-style="dotted" style:text-underline-width="bold" style:text-underline-color="font-color"/>
    </style:style>
    <style:style style:name="T25" style:family="text">
      <style:text-properties officeooo:rsid="00107a57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officeooo:rsid="00107a57"/>
    </style:style>
    <style:style style:name="T28" style:family="text">
      <style:text-properties style:use-window-font-color="true" loext:opacity="0%"/>
    </style:style>
    <style:style style:name="T29" style:family="text">
      <style:text-properties style:use-window-font-color="true" loext:opacity="0%" officeooo:rsid="0007fc44"/>
    </style:style>
    <style:style style:name="T30" style:family="text">
      <style:text-properties style:use-window-font-color="true" loext:opacity="0%" officeooo:rsid="0008bd80"/>
    </style:style>
    <style:style style:name="T31" style:family="text">
      <style:text-properties style:use-window-font-color="true" loext:opacity="0%" officeooo:rsid="00112805"/>
    </style:style>
    <style:style style:name="T32" style:family="text">
      <style:text-properties officeooo:rsid="00112805"/>
    </style:style>
    <style:style style:name="T33" style:family="text">
      <style:text-properties fo:color="#ff0000" loext:opacity="100%"/>
    </style:style>
    <style:style style:name="T34" style:family="text">
      <style:text-properties fo:color="#ff0000" loext:opacity="100%" officeooo:rsid="00107a57"/>
    </style:style>
    <style:style style:name="T35" style:family="text">
      <style:text-properties fo:color="#ff0000" loext:opacity="100%" officeooo:rsid="0007fc44"/>
    </style:style>
    <style:style style:name="T36" style:family="text">
      <style:text-properties fo:color="#ff0000" loext:opacity="100%" officeooo:rsid="0008bd80"/>
    </style:style>
    <style:style style:name="T37" style:family="text">
      <style:text-properties fo:color="#ff0000" loext:opacity="100%" officeooo:rsid="00112805"/>
    </style:style>
    <style:style style:name="T38" style:family="text">
      <style:text-properties fo:color="#ff0000" loext:opacity="100%" officeooo:rsid="00087e6c"/>
    </style:style>
    <style:style style:name="T39" style:family="text">
      <style:text-properties fo:color="#ff0000" loext:opacity="100%" officeooo:rsid="000a4371"/>
    </style:style>
    <style:style style:name="T40" style:family="text">
      <style:text-properties officeooo:rsid="0007fc44"/>
    </style:style>
    <style:style style:name="T41" style:family="text">
      <style:text-properties officeooo:rsid="0008bd80"/>
    </style:style>
    <style:style style:name="T42" style:family="text">
      <style:text-properties officeooo:rsid="000a4371"/>
    </style:style>
    <style:style style:name="T43" style:family="text">
      <style:text-properties officeooo:rsid="000a66c1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ma 2. Bases de Datos Relacionales</text:p>
      <text:p text:style-name="P2">Actividad 2.3</text:p>
      <text:p text:style-name="P1"/>
      <text:p text:style-name="P1"/>
      <text:p text:style-name="P2">1.<text:tab/>Añadir al menos 7 tuplas válidas en la relación Articulos.</text:p>
      <text:p text:style-name="P4"/>
      <text:p text:style-name="P4">{(id:2), (descripción:"teclado logitech"), (referencia:"RAT/002"), (precio:"20.00"), (stock:"100" ), (id_cat:1)} </text:p>
      <text:p text:style-name="P4"/>
      <text:p text:style-name="P4">{(id:3), (descripción:”escáner"), (referencia:"RAT/003"), (precio:"15.00"), (stock:"50" ), (id_cat:1)}</text:p>
      <text:p text:style-name="P4"/>
      <text:p text:style-name="P4">{(id:4), (descripción:"lector código de barras"), (referencia:"RAT/004"), (precio:"23.00"), (stock:"110" ), (id_cat:1)}</text:p>
      <text:p text:style-name="P4"/>
      <text:p text:style-name="P4">{(id:5), (descripción:"micrófono"), (referencia:"RAT/005"), (precio:"35.00"), (stock:"200" ), (id_cat:1)}</text:p>
      <text:p text:style-name="P4"/>
      <text:p text:style-name="P4">{(id:6), (descripción:"cámara de fotos"), (referencia:"RAT/006"), (precio:"25.00"), (stock:"75" ), (id_cat:1)}</text:p>
      <text:p text:style-name="P4"/>
      <text:p text:style-name="P4">{(id:7), (descripción:"webcam"), (referencia:"RAT/007"), (precio:"17.00"), (stock:"40" ), (id_cat:1)}</text:p>
      <text:p text:style-name="P4"/>
      <text:p text:style-name="P4">{(id:8), (descripción:"lápiz óptico"), (referencia:"RAT/008"), (precio:"13.00"), (stock:"190" ), (id_cat:1)}</text:p>
      <text:p text:style-name="P4"/>
      <text:p text:style-name="P4"/>
      <text:p text:style-name="P4"/>
      <text:p text:style-name="P3"><text:bookmark text:name="yui_3_18_1_1_1728741586370_148"/><text:bookmark text:name="yui_3_18_1_1_1728741586370_150"/><text:bookmark text:name="yui_3_18_1_1_1728741586370_139"/><text:span text:style-name="T1">2.<text:tab/></text:span>Añadir al menos 4 tuplas válidas en la relación Categorías</text:p>
      <text:p text:style-name="P5"><text:line-break/><text:span text:style-name="T4">{(id:</text:span><text:span text:style-name="T5">2</text:span><text:span text:style-name="T4">), (</text:span><text:span text:style-name="T5">categoría</text:span><text:span text:style-name="T4">:"</text:span><text:span text:style-name="T5">dispositivos salida</text:span><text:span text:style-name="T4">"</text:span><text:span text:style-name="T5">)}</text:span></text:p>
      <text:p text:style-name="P5"><text:span text:style-name="T4">{(id:</text:span><text:span text:style-name="T5">3</text:span><text:span text:style-name="T4">), (</text:span><text:span text:style-name="T5">categoría</text:span><text:span text:style-name="T4">:"</text:span><text:span text:style-name="T5">dispositivos bidireccionales</text:span><text:span text:style-name="T4">"</text:span><text:span text:style-name="T5">)}</text:span></text:p>
      <text:p text:style-name="P5"><text:span text:style-name="T4">{(id:</text:span><text:span text:style-name="T5">4</text:span><text:span text:style-name="T4">), (</text:span><text:span text:style-name="T5">categoría</text:span><text:span text:style-name="T4">:"</text:span><text:span text:style-name="T5">dispositivos periféricos</text:span><text:span text:style-name="T4">"</text:span><text:span text:style-name="T5">)}</text:span></text:p>
      <text:p text:style-name="P5"><text:span text:style-name="T4">{(id:</text:span><text:span text:style-name="T5">5</text:span><text:span text:style-name="T4">), (</text:span><text:span text:style-name="T5">categoría</text:span><text:span text:style-name="T4">:"</text:span><text:span text:style-name="T5">dispositivos de almacenamiento</text:span><text:span text:style-name="T4">"</text:span><text:span text:style-name="T5">)}</text:span></text:p>
      <text:p text:style-name="P17"/>
      <text:p text:style-name="P21"><text:bookmark text:name="yui_3_18_1_1_1728741586370_152"/><text:bookmark text:name="yui_3_18_1_1_1728741586370_151"/><text:bookmark text:name="yui_3_18_1_1_1728741586370_139 Copia 1"/>3.<text:tab/>Añadir al menos 6 tuplas válidas en la relación Facturas</text:p>
      <text:p text:style-name="P5"><text:line-break/><text:span text:style-name="T4">{(id:</text:span><text:span text:style-name="T5">2</text:span><text:span text:style-name="T4">), (</text:span><text:span text:style-name="T5">num_fac</text:span><text:span text:style-name="T4">:"</text:span><text:span text:style-name="T5">00002/19</text:span><text:span text:style-name="T4">"), (</text:span><text:span text:style-name="T5">id_cliente</text:span><text:span text:style-name="T4">:"</text:span><text:span text:style-name="T5">2</text:span><text:span text:style-name="T4">"), (</text:span><text:span text:style-name="T5">fecha</text:span><text:span text:style-name="T4">:"</text:span><text:span text:style-name="T5">9/6/19</text:span><text:span text:style-name="T4">"), (</text:span><text:span text:style-name="T5">importe</text:span><text:span text:style-name="T4">:"</text:span><text:span text:style-name="T5">2</text:span><text:span text:style-name="T6">3</text:span><text:span text:style-name="T5">.00</text:span><text:span text:style-name="T4">" ), (</text:span><text:span text:style-name="T5">iva</text:span><text:span text:style-name="T4">:</text:span><text:span text:style-name="T5">15%</text:span><text:span text:style-name="T4">)}</text:span></text:p>
      <text:p text:style-name="P5"><text:span text:style-name="T4">{(id:</text:span><text:span text:style-name="T5">3</text:span><text:span text:style-name="T4">), (</text:span><text:span text:style-name="T5">num_fac</text:span><text:span text:style-name="T4">:"</text:span><text:span text:style-name="T5">00003/19</text:span><text:span text:style-name="T4">"), (</text:span><text:span text:style-name="T5">id_cliente</text:span><text:span text:style-name="T4">:"</text:span><text:span text:style-name="T5">3</text:span><text:span text:style-name="T4">"), (</text:span><text:span text:style-name="T5">fecha</text:span><text:span text:style-name="T4">:"</text:span><text:span text:style-name="T5">7/1/19</text:span><text:span text:style-name="T4">"), (</text:span><text:span text:style-name="T5">importe</text:span><text:span text:style-name="T4">:"</text:span><text:span text:style-name="T5">1</text:span><text:span text:style-name="T6">6</text:span><text:span text:style-name="T5">.</text:span><text:span text:style-name="T6">5</text:span><text:span text:style-name="T5">0</text:span><text:span text:style-name="T4">" ), (</text:span><text:span text:style-name="T5">iva</text:span><text:span text:style-name="T4">:</text:span><text:span text:style-name="T5">10%</text:span><text:span text:style-name="T4">)}</text:span></text:p>
      <text:p text:style-name="P5"><text:span text:style-name="T4">{(id:</text:span><text:span text:style-name="T5">4</text:span><text:span text:style-name="T4">), (</text:span><text:span text:style-name="T5">num_fac</text:span><text:span text:style-name="T4">:"</text:span><text:span text:style-name="T5">00004/19</text:span><text:span text:style-name="T4">"), (</text:span><text:span text:style-name="T5">id_cliente</text:span><text:span text:style-name="T4">:"</text:span><text:span text:style-name="T5">4</text:span><text:span text:style-name="T4">"), (</text:span><text:span text:style-name="T5">fecha</text:span><text:span text:style-name="T4">:"</text:span><text:span text:style-name="T5">8/3/19</text:span><text:span text:style-name="T4">"), (</text:span><text:span text:style-name="T5">importe</text:span><text:span text:style-name="T4">:"</text:span><text:span text:style-name="T5">23.00</text:span><text:span text:style-name="T4">" ), (</text:span><text:span text:style-name="T5">iva</text:span><text:span text:style-name="T4">:</text:span><text:span text:style-name="T5">NULL</text:span><text:span text:style-name="T4">)}</text:span></text:p>
      <text:p text:style-name="P18"/>
      <text:p text:style-name="P5"><text:soft-page-break/><text:span text:style-name="T4">{(id:</text:span><text:span text:style-name="T5">5</text:span><text:span text:style-name="T4">), (</text:span><text:span text:style-name="T5">num_fac</text:span><text:span text:style-name="T4">:"</text:span><text:span text:style-name="T5">00005/19</text:span><text:span text:style-name="T4">"), (</text:span><text:span text:style-name="T5">id_cliente</text:span><text:span text:style-name="T4">:"</text:span><text:span text:style-name="T10">1</text:span><text:span text:style-name="T4">"), (</text:span><text:span text:style-name="T5">fecha</text:span><text:span text:style-name="T4">:"</text:span><text:span text:style-name="T5">6/2/19</text:span><text:span text:style-name="T4">"), (</text:span><text:span text:style-name="T5">importe</text:span><text:span text:style-name="T4">:"</text:span><text:span text:style-name="T5">3</text:span><text:span text:style-name="T6">6</text:span><text:span text:style-name="T5">.</text:span><text:span text:style-name="T6">75</text:span><text:span text:style-name="T4">" ), (</text:span><text:span text:style-name="T5">iva</text:span><text:span text:style-name="T4">:</text:span><text:span text:style-name="T5">5%</text:span><text:span text:style-name="T4">)}</text:span></text:p>
      <text:p text:style-name="P5"><text:span text:style-name="T4">{(id:</text:span><text:span text:style-name="T5">6</text:span><text:span text:style-name="T4">), (</text:span><text:span text:style-name="T5">num_fac</text:span><text:span text:style-name="T4">:"</text:span><text:span text:style-name="T5">00006/19</text:span><text:span text:style-name="T4">"), (</text:span><text:span text:style-name="T5">id_cliente</text:span><text:span text:style-name="T4">:"</text:span><text:span text:style-name="T10">3</text:span><text:span text:style-name="T4">"), (</text:span><text:span text:style-name="T5">fecha</text:span><text:span text:style-name="T4">:"</text:span><text:span text:style-name="T5">1/6/19</text:span><text:span text:style-name="T4">"), (</text:span><text:span text:style-name="T5">importe</text:span><text:span text:style-name="T4">:"</text:span><text:span text:style-name="T5">25.00</text:span><text:span text:style-name="T4">" ), (</text:span><text:span text:style-name="T5">iva</text:span><text:span text:style-name="T4">:</text:span><text:span text:style-name="T5">NULL</text:span><text:span text:style-name="T4">)}</text:span></text:p>
      <text:p text:style-name="P5"><text:span text:style-name="T4">{(id:</text:span><text:span text:style-name="T5">7</text:span><text:span text:style-name="T4">), (</text:span><text:span text:style-name="T5">num_fac</text:span><text:span text:style-name="T4">:"</text:span><text:span text:style-name="T5">00007/19</text:span><text:span text:style-name="T4">"), (</text:span><text:span text:style-name="T5">id_cliente</text:span><text:span text:style-name="T4">:"</text:span><text:span text:style-name="T10">4</text:span><text:span text:style-name="T4">"), (</text:span><text:span text:style-name="T5">fecha</text:span><text:span text:style-name="T4">:"</text:span><text:span text:style-name="T5">4/5/19</text:span><text:span text:style-name="T4">"), (</text:span><text:span text:style-name="T5">importe</text:span><text:span text:style-name="T4">:"</text:span><text:span text:style-name="T5">17.00</text:span><text:span text:style-name="T4">" ), (</text:span><text:span text:style-name="T5">iva</text:span><text:span text:style-name="T4">:</text:span><text:span text:style-name="T5">NULL</text:span><text:span text:style-name="T4">)}</text:span></text:p>
      <text:p text:style-name="P18"/>
      <text:p text:style-name="P6"><text:span text:style-name="T4">4.<text:tab/></text:span><text:span text:style-name="T3">Añadir al menos 10 tuplas válidas en la relación líneas_facturas.</text:span></text:p>
      <text:p text:style-name="P20"/>
      <text:p text:style-name="P7"><text:span text:style-name="T4">{(id</text:span><text:span text:style-name="T6">_factura</text:span><text:span text:style-name="T4">:</text:span><text:span text:style-name="T6">2</text:span><text:span text:style-name="T4">), (</text:span><text:span text:style-name="T6">línea</text:span><text:span text:style-name="T4">:</text:span><text:span text:style-name="T9">1</text:span><text:span text:style-name="T4">), (</text:span><text:span text:style-name="T5">id_</text:span><text:span text:style-name="T6">artículo</text:span><text:span text:style-name="T4">:"</text:span><text:span text:style-name="T5">2</text:span><text:span text:style-name="T4">"), (</text:span><text:span text:style-name="T6">precio</text:span><text:span text:style-name="T4">:"</text:span><text:span text:style-name="T6">20.00</text:span><text:span text:style-name="T4">"), (</text:span><text:span text:style-name="T6">cantidad</text:span><text:span text:style-name="T4">:"</text:span><text:span text:style-name="T6">2</text:span><text:span text:style-name="T4">" ), (</text:span><text:span text:style-name="T6">descuento</text:span><text:span text:style-name="T4">:</text:span><text:span text:style-name="T5">15%</text:span><text:span text:style-name="T4">), </text:span><text:span text:style-name="T6">(importe:34.00)</text:span><text:span text:style-name="T4">}</text:span></text:p>
      <text:p text:style-name="P7"><text:span text:style-name="T4">{(id</text:span><text:span text:style-name="T6">_factura</text:span><text:span text:style-name="T4">:</text:span><text:span text:style-name="T6">2</text:span><text:span text:style-name="T4">), (</text:span><text:span text:style-name="T6">línea</text:span><text:span text:style-name="T4">:</text:span><text:span text:style-name="T9">2</text:span><text:span text:style-name="T4">), (</text:span><text:span text:style-name="T5">id_</text:span><text:span text:style-name="T6">artículo</text:span><text:span text:style-name="T4">:"</text:span><text:span text:style-name="T6">3</text:span><text:span text:style-name="T4">"), (</text:span><text:span text:style-name="T6">precio</text:span><text:span text:style-name="T4">:"</text:span><text:span text:style-name="T6">15.00</text:span><text:span text:style-name="T4">"), (</text:span><text:span text:style-name="T6">cantidad</text:span><text:span text:style-name="T4">:"</text:span><text:span text:style-name="T6">4</text:span><text:span text:style-name="T4">" ), (</text:span><text:span text:style-name="T6">descuento</text:span><text:span text:style-name="T4">:</text:span><text:span text:style-name="T5">1</text:span><text:span text:style-name="T6">0</text:span><text:span text:style-name="T5">%</text:span><text:span text:style-name="T4">), </text:span><text:span text:style-name="T6">(importe:54.00)</text:span><text:span text:style-name="T4">}</text:span></text:p>
      <text:p text:style-name="P7"><text:span text:style-name="T4">{(id</text:span><text:span text:style-name="T6">_factura</text:span><text:span text:style-name="T4">:</text:span><text:span text:style-name="T6">3</text:span><text:span text:style-name="T4">), (</text:span><text:span text:style-name="T6">línea</text:span><text:span text:style-name="T4">:</text:span><text:span text:style-name="T9">1</text:span><text:span text:style-name="T4">), (</text:span><text:span text:style-name="T5">id_</text:span><text:span text:style-name="T6">artículo</text:span><text:span text:style-name="T4">:"</text:span><text:span text:style-name="T7">3</text:span><text:span text:style-name="T4">"), (</text:span><text:span text:style-name="T6">precio</text:span><text:span text:style-name="T4">:"</text:span><text:span text:style-name="T7">15</text:span><text:span text:style-name="T6">.00</text:span><text:span text:style-name="T4">"), (</text:span><text:span text:style-name="T6">cantidad</text:span><text:span text:style-name="T4">:"</text:span><text:span text:style-name="T6">1</text:span><text:span text:style-name="T4">" ), (</text:span><text:span text:style-name="T6">descuento</text:span><text:span text:style-name="T4">:</text:span><text:span text:style-name="T6">NULL</text:span><text:span text:style-name="T4">), </text:span><text:span text:style-name="T6">(importe:</text:span><text:span text:style-name="T7">15.00</text:span><text:span text:style-name="T6">)</text:span><text:span text:style-name="T4">}</text:span></text:p>
      <text:p text:style-name="P7"><text:span text:style-name="T4">{(id</text:span><text:span text:style-name="T6">_factura</text:span><text:span text:style-name="T4">:</text:span><text:span text:style-name="T7">3</text:span><text:span text:style-name="T4">), (</text:span><text:span text:style-name="T6">línea</text:span><text:span text:style-name="T4">:</text:span><text:span text:style-name="T9">1</text:span><text:span text:style-name="T4">), (</text:span><text:span text:style-name="T5">id_</text:span><text:span text:style-name="T6">artículo</text:span><text:span text:style-name="T4">:"</text:span><text:span text:style-name="T6">4</text:span><text:span text:style-name="T4">"), (</text:span><text:span text:style-name="T6">precio</text:span><text:span text:style-name="T4">:"</text:span><text:span text:style-name="T6">23.00</text:span><text:span text:style-name="T4">"), (</text:span><text:span text:style-name="T6">cantidad</text:span><text:span text:style-name="T4">:"</text:span><text:span text:style-name="T6">3</text:span><text:span text:style-name="T4">" ), (</text:span><text:span text:style-name="T6">descuento</text:span><text:span text:style-name="T4">:</text:span><text:span text:style-name="T6">5</text:span><text:span text:style-name="T5">%</text:span><text:span text:style-name="T4">), </text:span><text:span text:style-name="T6">(importe:65.55)</text:span><text:span text:style-name="T4">}</text:span></text:p>
      <text:p text:style-name="P7"><text:span text:style-name="T4">{(id</text:span><text:span text:style-name="T6">_factura</text:span><text:span text:style-name="T4">:</text:span><text:span text:style-name="T7">4</text:span><text:span text:style-name="T4">), (</text:span><text:span text:style-name="T6">línea</text:span><text:span text:style-name="T4">:</text:span><text:span text:style-name="T9">1</text:span><text:span text:style-name="T4">), (</text:span><text:span text:style-name="T5">id_</text:span><text:span text:style-name="T6">artículo</text:span><text:span text:style-name="T4">:"</text:span><text:span text:style-name="T7">4</text:span><text:span text:style-name="T4">"), (</text:span><text:span text:style-name="T6">precio</text:span><text:span text:style-name="T4">:"</text:span><text:span text:style-name="T7">23</text:span><text:span text:style-name="T6">.00</text:span><text:span text:style-name="T4">"), (</text:span><text:span text:style-name="T6">cantidad</text:span><text:span text:style-name="T4">:"</text:span><text:span text:style-name="T6">2</text:span><text:span text:style-name="T4">" ), (</text:span><text:span text:style-name="T6">descuento</text:span><text:span text:style-name="T4">:</text:span><text:span text:style-name="T6">NULL</text:span><text:span text:style-name="T4">), </text:span><text:span text:style-name="T6">(importe:</text:span><text:span text:style-name="T7">46</text:span><text:span text:style-name="T6">.00)</text:span><text:span text:style-name="T4">}</text:span></text:p>
      <text:p text:style-name="P7"><text:span text:style-name="T4">{(id</text:span><text:span text:style-name="T6">_factura</text:span><text:span text:style-name="T4">:</text:span><text:span text:style-name="T7">5</text:span><text:span text:style-name="T4">), (</text:span><text:span text:style-name="T6">línea</text:span><text:span text:style-name="T4">:</text:span><text:span text:style-name="T9">1</text:span><text:span text:style-name="T4">), (</text:span><text:span text:style-name="T5">id_</text:span><text:span text:style-name="T6">artículo</text:span><text:span text:style-name="T4">:"</text:span><text:span text:style-name="T7">5</text:span><text:span text:style-name="T4">"), (</text:span><text:span text:style-name="T6">precio</text:span><text:span text:style-name="T4">:"</text:span><text:span text:style-name="T7">3</text:span><text:span text:style-name="T6">5.00</text:span><text:span text:style-name="T4">"), (</text:span><text:span text:style-name="T6">cantidad</text:span><text:span text:style-name="T4">:"</text:span><text:span text:style-name="T6">1</text:span><text:span text:style-name="T4">" ), (</text:span><text:span text:style-name="T6">descuento</text:span><text:span text:style-name="T4">:</text:span><text:span text:style-name="T6">7</text:span><text:span text:style-name="T5">%</text:span><text:span text:style-name="T4">), </text:span><text:span text:style-name="T6">(importe:</text:span><text:span text:style-name="T7">32</text:span><text:span text:style-name="T6">.</text:span><text:span text:style-name="T7">5</text:span><text:span text:style-name="T6">5)</text:span><text:span text:style-name="T4">}</text:span></text:p>
      <text:p text:style-name="P7"><text:span text:style-name="T4">{(id</text:span><text:span text:style-name="T6">_factura</text:span><text:span text:style-name="T4">:</text:span><text:span text:style-name="T7">5</text:span><text:span text:style-name="T4">), (</text:span><text:span text:style-name="T6">línea</text:span><text:span text:style-name="T4">:</text:span><text:span text:style-name="T9">2</text:span><text:span text:style-name="T4">), (</text:span><text:span text:style-name="T5">id_</text:span><text:span text:style-name="T6">artículo</text:span><text:span text:style-name="T4">:"</text:span><text:span text:style-name="T7">4</text:span><text:span text:style-name="T4">"), (</text:span><text:span text:style-name="T6">precio</text:span><text:span text:style-name="T4">:"</text:span><text:span text:style-name="T6">2</text:span><text:span text:style-name="T7">3</text:span><text:span text:style-name="T6">.00</text:span><text:span text:style-name="T4">"), (</text:span><text:span text:style-name="T6">cantidad</text:span><text:span text:style-name="T4">:"</text:span><text:span text:style-name="T6">1</text:span><text:span text:style-name="T4">" ), (</text:span><text:span text:style-name="T6">descuento</text:span><text:span text:style-name="T4">:</text:span><text:span text:style-name="T7">NULL</text:span><text:span text:style-name="T4">), </text:span><text:span text:style-name="T6">(importe:2</text:span><text:span text:style-name="T7">3.00</text:span><text:span text:style-name="T6">)</text:span><text:span text:style-name="T4">}</text:span></text:p>
      <text:p text:style-name="P8"><text:span text:style-name="T4">{(id</text:span><text:span text:style-name="T6">_factura</text:span><text:span text:style-name="T4">:</text:span><text:span text:style-name="T6">6</text:span><text:span text:style-name="T4">), (</text:span><text:span text:style-name="T6">línea</text:span><text:span text:style-name="T4">:</text:span><text:span text:style-name="T9">1</text:span><text:span text:style-name="T4">), (</text:span><text:span text:style-name="T5">id_</text:span><text:span text:style-name="T6">artículo</text:span><text:span text:style-name="T4">:"</text:span><text:span text:style-name="T6">6</text:span><text:span text:style-name="T4">"), (</text:span><text:span text:style-name="T6">precio</text:span><text:span text:style-name="T4">:"</text:span><text:span text:style-name="T6">25.00</text:span><text:span text:style-name="T4">"), (</text:span><text:span text:style-name="T6">cantidad</text:span><text:span text:style-name="T4">:"</text:span><text:span text:style-name="T6">1</text:span><text:span text:style-name="T4">" ), (</text:span><text:span text:style-name="T6">descuento</text:span><text:span text:style-name="T4">:</text:span><text:span text:style-name="T7">NULL</text:span><text:span text:style-name="T4">), </text:span><text:span text:style-name="T6">(importe:2</text:span><text:span text:style-name="T7">5.00</text:span><text:span text:style-name="T6">)</text:span><text:span text:style-name="T4">}</text:span></text:p>
      <text:p text:style-name="P8"><text:span text:style-name="T4">{(id</text:span><text:span text:style-name="T6">_factura</text:span><text:span text:style-name="T4">:</text:span><text:span text:style-name="T7">7</text:span><text:span text:style-name="T4">), (</text:span><text:span text:style-name="T6">línea</text:span><text:span text:style-name="T4">:</text:span><text:span text:style-name="T9">1</text:span><text:span text:style-name="T4">), (</text:span><text:span text:style-name="T5">id_</text:span><text:span text:style-name="T6">artículo</text:span><text:span text:style-name="T4">:"</text:span><text:span text:style-name="T7">7</text:span><text:span text:style-name="T4">"), (</text:span><text:span text:style-name="T6">precio</text:span><text:span text:style-name="T4">:"</text:span><text:span text:style-name="T7">17</text:span><text:span text:style-name="T6">.00</text:span><text:span text:style-name="T4">"), (</text:span><text:span text:style-name="T6">cantidad</text:span><text:span text:style-name="T4">:"</text:span><text:span text:style-name="T6">1</text:span><text:span text:style-name="T4">" ), (</text:span><text:span text:style-name="T6">descuento</text:span><text:span text:style-name="T4">:</text:span><text:span text:style-name="T7">22</text:span><text:span text:style-name="T5">%</text:span><text:span text:style-name="T4">), </text:span><text:span text:style-name="T6">(importe:</text:span><text:span text:style-name="T7">13.</text:span><text:span text:style-name="T6">2</text:span><text:span text:style-name="T7">6)</text:span><text:span text:style-name="T4">}</text:span></text:p>
      <text:p text:style-name="P8"><text:span text:style-name="T4">{(id</text:span><text:span text:style-name="T6">_factura</text:span><text:span text:style-name="T4">:</text:span><text:span text:style-name="T7">8</text:span><text:span text:style-name="T4">), (</text:span><text:span text:style-name="T6">línea</text:span><text:span text:style-name="T4">:</text:span><text:span text:style-name="T9">1</text:span><text:span text:style-name="T4">), (</text:span><text:span text:style-name="T5">id_</text:span><text:span text:style-name="T6">artículo</text:span><text:span text:style-name="T4">:"</text:span><text:span text:style-name="T7">8</text:span><text:span text:style-name="T4">"), (</text:span><text:span text:style-name="T6">precio</text:span><text:span text:style-name="T4">:"</text:span><text:span text:style-name="T7">13</text:span><text:span text:style-name="T6">.00</text:span><text:span text:style-name="T4">"), (</text:span><text:span text:style-name="T6">cantidad</text:span><text:span text:style-name="T4">:"</text:span><text:span text:style-name="T7">3</text:span><text:span text:style-name="T4">" ), (</text:span><text:span text:style-name="T6">descuento</text:span><text:span text:style-name="T4">:</text:span><text:span text:style-name="T7">5</text:span><text:span text:style-name="T5">%</text:span><text:span text:style-name="T4">), </text:span><text:span text:style-name="T6">(importe:</text:span><text:span text:style-name="T8">37</text:span><text:span text:style-name="T6">.</text:span><text:span text:style-name="T8">0</text:span><text:span text:style-name="T6">5)</text:span><text:span text:style-name="T4">}</text:span></text:p>
      <text:p text:style-name="P19"/>
      <text:p text:style-name="P9"><text:span text:style-name="T11">5.<text:tab/></text:span><text:span text:style-name="T2">Muestra el esquema relacional completo de la base de datos,</text:span></text:p>
      <text:p text:style-name="P10"><text:span text:style-name="T18">SECTORES</text:span><text:span text:style-name="T2">(</text:span><text:span text:style-name="T12">#id</text:span><text:span text:style-name="T2">, nombre) </text:span></text:p>
      <text:p text:style-name="P29"><text:span text:style-name="T18">CATEGORIAS</text:span><text:span text:style-name="T2">(</text:span><text:span text:style-name="T12">#id</text:span><text:span text:style-name="T2">, </text:span><text:span text:style-name="T18">categoria</text:span><text:span text:style-name="T2">) </text:span></text:p>
      <text:p text:style-name="P10"><text:span text:style-name="T2">CLIENTES(</text:span><text:span text:style-name="T12">#id</text:span><text:span text:style-name="T2">, nombre, </text:span><text:span text:style-name="T13">email</text:span><text:span text:style-name="T2">, </text:span><text:span text:style-name="T13">nif</text:span><text:span text:style-name="T2">, poblacion, </text:span><text:span text:style-name="T14">sector_id</text:span><text:span text:style-name="T2">) <text:tab/>CLIENTES.sector_id → SECTORES.id (NULL, B:R, M:C) </text:span></text:p>
      <text:p text:style-name="P10"><text:span text:style-name="T2">ARTÍCULOS (</text:span><text:span text:style-name="T12">id#</text:span><text:span text:style-name="T2">, descripción, referencia, precio, stock, </text:span><text:span text:style-name="T14">cat_id</text:span><text:span text:style-name="T2">)</text:span></text:p>
      <text:p text:style-name="P22"><text:soft-page-break/><text:tab/>ARTÍCULOS.cat_id → ARTÍCULOS.id (NULL, B:R, M:C)</text:p>
      <text:p text:style-name="P11"><text:span text:style-name="T2"><text:tab/></text:span></text:p>
      <text:p text:style-name="P11"><text:span text:style-name="T16">FACTURAS</text:span><text:span text:style-name="T2"> (</text:span><text:span text:style-name="T12">id#</text:span><text:span text:style-name="T2">, </text:span><text:span text:style-name="T15">num_fac</text:span><text:span text:style-name="T2">, </text:span><text:span text:style-name="T15">cliente_id</text:span><text:span text:style-name="T2">, </text:span><text:span text:style-name="T16">fecha</text:span><text:span text:style-name="T2">, </text:span><text:span text:style-name="T16">importe</text:span><text:span text:style-name="T2">, </text:span><text:span text:style-name="T16">iva</text:span><text:span text:style-name="T2">)</text:span></text:p>
      <text:p text:style-name="P11"><text:tab/><text:span text:style-name="T18">FACTURAS.cliente_id → CLIENTES.id(NOT NULL, B:R, M:C)</text:span></text:p>
      <text:p text:style-name="P31"><text:span text:style-name="T18">L</text:span><text:span text:style-name="T2">INEAS_FACTUR(#</text:span><text:span text:style-name="T12">factura_id, #linea</text:span><text:span text:style-name="T2">, </text:span><text:span text:style-name="T14">articulo_id</text:span><text:span text:style-name="T2">, precio, cantidad, descuento, importe)</text:span></text:p>
      <text:p text:style-name="P10"><text:span text:style-name="T2"><text:tab/></text:span><text:span text:style-name="T18">LINEAS_</text:span><text:span text:style-name="T2">FACTURA.</text:span><text:span text:style-name="T16">factura</text:span><text:span text:style-name="T2">_id → FACTURAS.id (</text:span><text:span text:style-name="T19">NOT </text:span><text:span text:style-name="T2">NULL, B:</text:span><text:span text:style-name="T19">C</text:span><text:span text:style-name="T2">, M:C)</text:span></text:p>
      <text:p text:style-name="P29"><text:tab/><text:span text:style-name="T18">LINEAS_FACTURA.articulo_id</text:span><text:span text:style-name="T2"> → ARTÍCULOS.id (NULL, B:R, M:C)</text:span></text:p>
      <text:p text:style-name="P22"/>
      <text:p text:style-name="P26">6.<text:tab/>Muestra al menos 3 casos en el que la relación Artículos no cumple alguna de las reglas de integridad inherentes al modelo.</text:p>
      <text:p text:style-name="P26"/>
      <text:p text:style-name="P23">Caso 1: <text:span text:style-name="T25">Asignar valor nulo a la clave de Artículos id</text:span>.</text:p>
      <text:p text:style-name="P13">{<text:span text:style-name="T26">(id:</text:span><text:span text:style-name="T27">NULL</text:span><text:span text:style-name="T26">)</text:span>, (descripción:"teclado <text:span text:style-name="T25">genius</text:span>"), (referencia:"RAT/<text:span text:style-name="T25">200</text:span>"), (precio:"20.00"), (stock:"100" ), (id_cat:1)} </text:p>
      <text:p text:style-name="P23"/>
      <text:p text:style-name="P23">Caso 2: <text:span text:style-name="T25">No asignación de valores atómicos al atributo precio</text:span></text:p>
      <text:p text:style-name="P23"/>
      <text:p text:style-name="P13">{(id:<text:span text:style-name="T25">9</text:span>), (descripción:”<text:span text:style-name="T25">pendrive 16 gb</text:span>"), (referencia:"<text:span text:style-name="T25">ALM</text:span>/003"), (<text:span text:style-name="T26">precio:"15.00", “</text:span><text:span text:style-name="T27">20.00”</text:span>), (stock:"50" ), (id_cat:1)}</text:p>
      <text:p text:style-name="P13"/>
      <text:p text:style-name="P23"/>
      <text:p text:style-name="P23">Caso 3: <text:span text:style-name="T25">Valor repetido en la clave id</text:span></text:p>
      <text:p text:style-name="P13">{<text:span text:style-name="T33">(id:</text:span><text:span text:style-name="T34">5</text:span><text:span text:style-name="T33">)</text:span>, (descripción:”<text:span text:style-name="T25">tablet tactil</text:span>"), (referencia:"<text:span text:style-name="T25">TAB</text:span>/003"), (<text:span text:style-name="T28">precio:"15.00"</text:span>), (stock:"50" ), (id_cat:1)}</text:p>
      <text:p text:style-name="P23"/>
      <text:p text:style-name="P23"/>
      <text:p text:style-name="P12"><text:span text:style-name="T2">7.<text:tab/></text:span><text:span text:style-name="T17">Muestra al menos 3 casos en los que la tabla lineas_factura no cumple con la Regla de Integridad Referencial.</text:span></text:p>
      <text:p text:style-name="P27"/>
      <text:p text:style-name="P23">Caso 1: Factura inexixtente.</text:p>
      <text:p text:style-name="P32"><text:span text:style-name="T40">{</text:span><text:span text:style-name="T35">(id</text:span><text:span text:style-name="T36">_factura</text:span><text:span text:style-name="T35">:</text:span><text:span text:style-name="T37">9</text:span><text:span text:style-name="T35">)</text:span><text:span text:style-name="T40">, (</text:span><text:span text:style-name="T41">línea</text:span><text:span text:style-name="T40">:</text:span><text:span text:style-name="T20">1</text:span><text:span text:style-name="T40">), (</text:span><text:span text:style-name="T1">id_</text:span><text:span text:style-name="T41">artículo</text:span><text:span text:style-name="T40">:"</text:span><text:span text:style-name="T42">8</text:span><text:span text:style-name="T40">"), (</text:span><text:span text:style-name="T41">precio</text:span><text:span text:style-name="T40">:"</text:span><text:span text:style-name="T42">13</text:span><text:span text:style-name="T41">.00</text:span><text:span text:style-name="T40">"), (</text:span><text:span text:style-name="T41">cantidad</text:span><text:span text:style-name="T40">:"</text:span><text:span text:style-name="T42">3</text:span><text:span text:style-name="T40">" ), (</text:span><text:span text:style-name="T41">descuento</text:span><text:span text:style-name="T40">:</text:span><text:span text:style-name="T42">5</text:span><text:span text:style-name="T1">%</text:span><text:span text:style-name="T40">), </text:span><text:span text:style-name="T41">(importe:</text:span><text:span text:style-name="T43">37</text:span><text:span text:style-name="T41">.</text:span><text:span text:style-name="T43">0</text:span><text:span text:style-name="T41">5)</text:span><text:span text:style-name="T40">}</text:span></text:p>
      <text:p text:style-name="P23">Caso 2: Artículo inexistente.</text:p>
      <text:p text:style-name="P32"><text:span text:style-name="T40">{</text:span><text:span text:style-name="T29">(id</text:span><text:span text:style-name="T30">_factura</text:span><text:span text:style-name="T29">:</text:span><text:span text:style-name="T31">9</text:span><text:span text:style-name="T29">)</text:span><text:span text:style-name="T40">, (</text:span><text:span text:style-name="T41">línea</text:span><text:span text:style-name="T40">:</text:span><text:span text:style-name="T20">1</text:span><text:span text:style-name="T40">), (</text:span><text:span text:style-name="T38">id_</text:span><text:span text:style-name="T36">artículo</text:span><text:span text:style-name="T35">:</text:span><text:span text:style-name="T37">20</text:span><text:span text:style-name="T40">), (</text:span><text:span text:style-name="T41">precio</text:span><text:span text:style-name="T40">:"</text:span><text:span text:style-name="T42">13</text:span><text:span text:style-name="T41">.00</text:span><text:span text:style-name="T40">"), (</text:span><text:span text:style-name="T41">cantidad</text:span><text:span text:style-name="T40">:"</text:span><text:span text:style-name="T42">3</text:span><text:span text:style-name="T40">" ), (</text:span><text:span text:style-name="T41">descuento</text:span><text:span text:style-name="T40">:</text:span><text:span text:style-name="T42">5</text:span><text:span text:style-name="T1">%</text:span><text:span text:style-name="T40">), </text:span><text:span text:style-name="T41">(importe:</text:span><text:span text:style-name="T43">37</text:span><text:span text:style-name="T41">.</text:span><text:span text:style-name="T43">0</text:span><text:span text:style-name="T41">5)</text:span><text:span text:style-name="T40">}</text:span></text:p>
      <text:p text:style-name="P23"><text:soft-page-break/></text:p>
      <text:p text:style-name="P23">Caso 3: <text:span text:style-name="T32">Factura inexistente y artículo inexistente</text:span></text:p>
      <text:p text:style-name="P32"><text:span text:style-name="T40">{</text:span><text:span text:style-name="T35">(id</text:span><text:span text:style-name="T36">_factura</text:span><text:span text:style-name="T35">:</text:span><text:span text:style-name="T37">10</text:span><text:span text:style-name="T35">)</text:span><text:span text:style-name="T40">, (</text:span><text:span text:style-name="T41">línea</text:span><text:span text:style-name="T40">:</text:span><text:span text:style-name="T20">1</text:span><text:span text:style-name="T40">), </text:span><text:span text:style-name="T35">(</text:span><text:span text:style-name="T38">id_</text:span><text:span text:style-name="T36">artículo</text:span><text:span text:style-name="T35">:</text:span><text:span text:style-name="T37">22</text:span><text:span text:style-name="T35">)</text:span><text:span text:style-name="T40">, (</text:span><text:span text:style-name="T41">precio</text:span><text:span text:style-name="T40">:"</text:span><text:span text:style-name="T42">13</text:span><text:span text:style-name="T41">.00</text:span><text:span text:style-name="T40">"), (</text:span><text:span text:style-name="T41">cantidad</text:span><text:span text:style-name="T40">:"</text:span><text:span text:style-name="T42">3</text:span><text:span text:style-name="T40">" ), (</text:span><text:span text:style-name="T41">descuento</text:span><text:span text:style-name="T40">:</text:span><text:span text:style-name="T42">5</text:span><text:span text:style-name="T1">%</text:span><text:span text:style-name="T40">), </text:span><text:span text:style-name="T41">(importe:</text:span><text:span text:style-name="T43">37</text:span><text:span text:style-name="T41">.</text:span><text:span text:style-name="T43">0</text:span><text:span text:style-name="T41">5)</text:span><text:span text:style-name="T40">}</text:span></text:p>
      <text:p text:style-name="P23"/>
      <text:p text:style-name="P23"/>
      <text:p text:style-name="P23"/>
      <text:p text:style-name="P27">8.<text:tab/>Dime 2 atributos de la relación clientes que pudieran admitir valores nulos.</text:p>
      <text:p text:style-name="P27"/>
      <text:p text:style-name="P25">La obligatoriedad vienen establecidas en el análisis de requisitos, obtenido a partir de entrevistas previas con clientes o jefes de proyectos.</text:p>
      <text:p text:style-name="P27"/>
      <text:list text:style-name="L1">
        <text:list-item>
          <text:p text:style-name="P24">Población.</text:p>
        </text:list-item>
        <text:list-item>
          <text:p text:style-name="P24">Email.</text:p>
        </text:list-item>
      </text:list>
      <text:p text:style-name="P23"/>
      <text:p text:style-name="P27">9.<text:tab/>Dime 1 atributo de la tabla clientes, que en ningún caso admita valores nulos.</text:p>
      <text:p text:style-name="P27"/>
      <text:p text:style-name="P23">- <text:span text:style-name="T25">id</text:span>. <text:span text:style-name="T32">Es clave principa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5:59:56.567000000</meta:creation-date>
    <dc:date>2024-10-14T10:07:39.847000000</dc:date>
    <meta:editing-duration>PT1H31M35S</meta:editing-duration>
    <meta:editing-cycles>5</meta:editing-cycles>
    <meta:generator>LibreOffice/7.5.6.2$Windows_X86_64 LibreOffice_project/f654817fb68d6d4600d7d2f6b647e47729f55f15</meta:generator>
    <meta:document-statistic meta:table-count="0" meta:image-count="0" meta:object-count="0" meta:page-count="4" meta:paragraph-count="65" meta:word-count="511" meta:character-count="5157" meta:non-whitespace-character-count="4699"/>
  </office:meta>
</office:document-meta>
</file>